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173.25pt"/>
    </style:style>
    <style:style style:name="co3" style:family="table-column">
      <style:table-column-properties fo:break-before="auto" style:column-width="263.99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115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ta1" style:family="table" style:master-page-name="PageStyle_5f_2014">
      <style:table-properties table:display="true" style:writing-mode="lr-tb"/>
    </style:style>
    <style:style style:name="ta2" style:family="table" style:master-page-name="PageStyle_5f_201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 style:data-style-name="N1">
      <style:table-cell-properties fo:background-color="#f0f8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>
        <style:hyperlink xlink:href="http://stats.oecd.org/OECDStat_Metadata/ShowMetadata.ashx?Dataset=SHA&amp;Coords=%5bHC%5d.%5bHCTOT%5d,%5bHF%5d.%5bHF12HF13%5d,%5bHP%5d.%5bHPTOT%5d,%5bMEASURE%5d.%5bPARCUR%5d,%5bLOCATION%5d.%5bLUX%5d,%5bTIME%5d.%5b2014%5d&amp;ShowOnWeb=true" xlink:type="simple"/>
      </style:table-cell-properties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Standard_20_2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0" style:family="table-cell" style:parent-style-name="Standard_20_2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c0c0c0" fo:border-right="0.74pt solid #000000" style:rotation-align="none" fo:border-top="none"/>
    </style:style>
    <style:style style:name="ce12" style:family="table-cell" style:parent-style-name="Default" style:data-style-name="N125">
      <style:table-cell-properties fo:border-bottom="0.74pt solid #c0c0c0" style:diagonal-bl-tr="none" style:diagonal-tl-br="none" style:text-align-source="fix" style:repeat-content="false" fo:wrap-option="no-wrap" fo:border-left="none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Standard_20_2" style:data-style-name="N125">
      <style:table-cell-properties fo:border-bottom="0.74pt solid #c0c0c0" style:diagonal-bl-tr="none" style:diagonal-tl-br="none" style:text-align-source="fix" style:repeat-content="false" fo:wrap-option="no-wrap" fo:border-left="none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Standard_20_2" style:data-style-name="N125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Standard_20_2" style:data-style-name="N125">
      <style:table-cell-properties fo:background-color="#f0f8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.74pt" draw:fill="solid" draw:fill-color="#ffffff" draw:opacity="0%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solid" svg:stroke-width="0.99pt" svg:stroke-color="#404040" draw:stroke-linejoin="miter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1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100%" fo:text-align="center"/>
    </style:style>
    <style:style style:name="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4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4"/>
          <table:table-cell>
            <draw:frame table:end-cell-address="'2014'.M25" table:end-x="18.74pt" table:end-y="3.69pt" draw:z-index="0" draw:name="Diagramm 1" draw:style-name="gr1" draw:text-style-name="P1" svg:width="586.74pt" svg:height="363.69pt" svg:x="25.99pt" svg:y="0pt">
              <loext:p draw:notify-on-update-of-ranges="'2014'.A2:'2014'.A2 '2014'.C2:'2014'.C2 '2014'.B2:'2014'.B2 '2014'.A3:'2014'.A3 '2014'.C3:'2014'.C3 '2014'.B3:'2014'.B3 '2014'.A4:'2014'.A4 '2014'.C4:'2014'.C4 '2014'.B4:'2014'.B4 '2014'.A5:'2014'.A5 '2014'.C5:'2014'.C5 '2014'.B5:'2014'.B5 '2014'.A6:'2014'.A6 '2014'.C6:'2014'.C6 '2014'.B6:'2014'.B6 '2014'.A8:'2014'.A8 '2014'.C8:'2014'.C8 '2014'.B8:'2014'.B8 '2014'.A9:'2014'.A9 '2014'.C9:'2014'.C9 '2014'.B9:'2014'.B9 '2014'.A10:'2014'.A10 '2014'.C10:'2014'.C10 '2014'.B10:'2014'.B10 '2014'.A11:'2014'.A11 '2014'.C11:'2014'.C11 '2014'.B11:'2014'.B11 '2014'.A12:'2014'.A12 '2014'.C12:'2014'.C12 '2014'.B12:'2014'.B12 '2014'.A13:'2014'.A13 '2014'.C13:'2014'.C13 '2014'.B13:'2014'.B13 '2014'.A14:'2014'.A14 '2014'.C14:'2014'.C14 '2014'.B14:'2014'.B14 '2014'.A15:'2014'.A15 '2014'.C15:'2014'.C15 '2014'.B15:'2014'.B15 '2014'.A16:'2014'.A16 '2014'.C16:'2014'.C16 '2014'.B16:'2014'.B16 '2014'.A17:'2014'.A17 '2014'.C17:'2014'.C17 '2014'.B17:'2014'.B17 '2014'.A18:'2014'.A18 '2014'.C18:'2014'.C18 '2014'.B18:'2014'.B18 '2014'.A19:'2014'.A19 '2014'.C19:'2014'.C19 '2014'.B19:'2014'.B19 '2014'.A21:'2014'.A21 '2014'.C21:'2014'.C21 '2014'.B21:'2014'.B21 '2014'.A22:'2014'.A22 '2014'.C22:'2014'.C22 '2014'.B22:'2014'.B22 '2014'.A23:'2014'.A23 '2014'.C23:'2014'.C23 '2014'.B23:'2014'.B23 '2014'.A24:'2014'.A24 '2014'.C24:'2014'.C24 '2014'.B24:'2014'.B24 '2014'.A25:'2014'.A25 '2014'.C25:'2014'.C25 '2014'.B25:'2014'.B25 '2014'.A26:'2014'.A26 '2014'.C26:'2014'.C26 '2014'.B26:'2014'.B26 '2014'.A27:'2014'.A27 '2014'.C27:'2014'.C27 '2014'.B27:'2014'.B27 '2014'.A28:'2014'.A28 '2014'.C28:'2014'.C28 '2014'.B28:'2014'.B28 '2014'.A29:'2014'.A29 '2014'.C29:'2014'.C29 '2014'.B29:'2014'.B29 '2014'.A30:'2014'.A30 '2014'.C30:'2014'.C30 '2014'.B30:'2014'.B30 '2014'.A31:'2014'.A32 '2014'.C32:'2014'.C32 '2014'.B32:'2014'.B32 '2014'.A33:'2014'.A33 '2014'.C33:'2014'.C33 '2014'.B33:'2014'.B33 '2014'.A34:'2014'.A34 '2014'.C34:'2014'.C34 '2014'.B34:'2014'.B34 '2014'.A35:'2014'.A35 '2014'.C35:'2014'.C35 '2014'.B35:'2014'.B35 '2014'.A36:'2014'.A36 '2014'.C36:'2014'.C36 '2014'.B36:'2014'.B36 '2014'.A37:'2014'.A37 '2014'.C37:'2014'.C37 '2014'.B37:'2014'.B37 '2014'.A38:'2014'.A38 '2014'.C38:'2014'.C38 '2014'.B38:'2014'.B38 '2014'.A39:'2014'.A39 '2014'.C39:'2014'.C39 '2014'.B39:'2014'.B3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UT</text:p>
          </table:table-cell>
          <table:table-cell table:style-name="ce5" office:value-type="float" office:value="31.1475" calcext:value-type="float">
            <text:p>31</text:p>
          </table:table-cell>
          <table:table-cell table:style-name="ce5" office:value-type="float" office:value="44.728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BEL%5d&amp;ShowOnWeb=true&amp;Lang=en" xlink:type="simple">BEL</text:a></text:p>
          </table:table-cell>
          <table:table-cell table:style-name="ce6" office:value-type="float" office:value="11.355" calcext:value-type="float">
            <text:p>11</text:p>
          </table:table-cell>
          <table:table-cell table:style-name="ce6" office:value-type="float" office:value="66.22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CAN%5d&amp;ShowOnWeb=true&amp;Lang=en" xlink:type="simple">CAN</text:a></text:p>
          </table:table-cell>
          <table:table-cell table:style-name="ce5" office:value-type="float" office:value="68.9" calcext:value-type="float">
            <text:p>69</text:p>
          </table:table-cell>
          <table:table-cell table:style-name="ce5" office:value-type="float" office:value="1.5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>
            <draw:custom-shape table:end-cell-address="'2014'.J7" table:end-x="13.49pt" table:end-y="0.74pt" draw:z-index="2" draw:name="Textfeld 3" draw:style-name="gr2" draw:text-style-name="P3" svg:width="144.74pt" svg:height="42.75pt" svg:x="17.26pt" svg:y="3pt">
              <text:p text:style-name="P2"><text:span text:style-name="T1">Sozialversicherungs-system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CHL%5d&amp;ShowOnWeb=true&amp;Lang=en" xlink:type="simple">CHL</text:a></text:p>
          </table:table-cell>
          <table:table-cell table:style-name="ce6" office:value-type="float" office:value="2.3257" calcext:value-type="float">
            <text:p>2</text:p>
          </table:table-cell>
          <table:table-cell table:style-name="ce6" office:value-type="float" office:value="58.2171" calcext:value-type="float">
            <text:p>58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CZE%5d&amp;ShowOnWeb=true&amp;Lang=en" xlink:type="simple">CZE</text:a></text:p>
          </table:table-cell>
          <table:table-cell table:style-name="ce5" office:value-type="float" office:value="11.6246" calcext:value-type="float">
            <text:p>12</text:p>
          </table:table-cell>
          <table:table-cell table:style-name="ce5" office:value-type="float" office:value="71.8838" calcext:value-type="float">
            <text:p>72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/>
          <table:table-cell table:style-name="ce7" table:number-columns-repeated="2"/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EST%5d&amp;ShowOnWeb=true&amp;Lang=en" xlink:type="simple">EST</text:a></text:p>
          </table:table-cell>
          <table:table-cell table:style-name="ce5" office:value-type="float" office:value="9.949" calcext:value-type="float">
            <text:p>10</text:p>
          </table:table-cell>
          <table:table-cell table:style-name="ce5" office:value-type="float" office:value="65.6389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FIN%5d&amp;ShowOnWeb=true&amp;Lang=en" xlink:type="simple">FIN</text:a></text:p>
          </table:table-cell>
          <table:table-cell table:style-name="ce6" office:value-type="float" office:value="62.2304" calcext:value-type="float">
            <text:p>62</text:p>
          </table:table-cell>
          <table:table-cell table:style-name="ce6" office:value-type="float" office:value="13.1642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5" office:value-type="float" office:value="4.1132" calcext:value-type="float">
            <text:p>4</text:p>
          </table:table-cell>
          <table:table-cell table:style-name="ce5" office:value-type="float" office:value="74.5373" calcext:value-type="float">
            <text:p>75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DEU%5d&amp;ShowOnWeb=true&amp;Lang=en" xlink:type="simple">GER</text:a></text:p>
          </table:table-cell>
          <table:table-cell table:style-name="ce6" office:value-type="float" office:value="6.6402" calcext:value-type="float">
            <text:p>7</text:p>
          </table:table-cell>
          <table:table-cell table:style-name="ce6" office:value-type="float" office:value="77.9908" calcext:value-type="float">
            <text:p>78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GRC%5d&amp;ShowOnWeb=true&amp;Lang=en" xlink:type="simple">GRE</text:a></text:p>
          </table:table-cell>
          <table:table-cell table:style-name="ce5" office:value-type="float" office:value="28.3885" calcext:value-type="float">
            <text:p>28</text:p>
          </table:table-cell>
          <table:table-cell table:style-name="ce5" office:value-type="float" office:value="31.262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table:number-columns-repeated="5"/>
          <table:table-cell>
            <draw:custom-shape table:end-cell-address="'2014'.L14" table:end-x="32.57pt" table:end-y="14.17pt" draw:z-index="3" draw:name="Textfeld 5" draw:style-name="gr2" draw:text-style-name="P3" svg:width="144.74pt" svg:height="42.75pt" svg:x="36.34pt" svg:y="1.45pt">
              <text:p text:style-name="P2"><text:span text:style-name="T1">Steuerfinanzierte System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HUN%5d&amp;ShowOnWeb=true&amp;Lang=en" xlink:type="simple">HUN</text:a></text:p>
          </table:table-cell>
          <table:table-cell table:style-name="ce6" office:value-type="float" office:value="9.4097" calcext:value-type="float">
            <text:p>9</text:p>
          </table:table-cell>
          <table:table-cell table:style-name="ce6" office:value-type="float" office:value="57.6431" calcext:value-type="float">
            <text:p>58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ISL%5d&amp;ShowOnWeb=true&amp;Lang=en" xlink:type="simple">ISL</text:a></text:p>
          </table:table-cell>
          <table:table-cell table:style-name="ce5" office:value-type="float" office:value="52.0701" calcext:value-type="float">
            <text:p>52</text:p>
          </table:table-cell>
          <table:table-cell table:style-name="ce5" office:value-type="float" office:value="28.9701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IRL%5d&amp;ShowOnWeb=true&amp;Lang=en" xlink:type="simple">IRL</text:a></text:p>
          </table:table-cell>
          <table:table-cell table:style-name="ce6" office:value-type="float" office:value="69.0262" calcext:value-type="float">
            <text:p>69</text:p>
          </table:table-cell>
          <table:table-cell table:style-name="ce6" office:value-type="float" office:value="0.2749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>
            <draw:custom-shape table:end-cell-address="'2014'.L23" table:end-x="53.8pt" table:end-y="3.15pt" draw:z-index="1" draw:name="Ellipse 2" draw:style-name="gr3" draw:text-style-name="P1" svg:width="237.37pt" svg:height="115.43pt" svg:x="39.17pt" svg:y="7.71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ISR%5d&amp;ShowOnWeb=true&amp;Lang=en" xlink:type="simple">ISR</text:a></text:p>
          </table:table-cell>
          <table:table-cell table:style-name="ce5" office:value-type="float" office:value="16.5" calcext:value-type="float">
            <text:p>17</text:p>
          </table:table-cell>
          <table:table-cell table:style-name="ce5" office:value-type="float" office:value="45.9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ITA%5d&amp;ShowOnWeb=true&amp;Lang=en" xlink:type="simple">ITA</text:a></text:p>
          </table:table-cell>
          <table:table-cell table:style-name="ce6" office:value-type="float" office:value="75.5101" calcext:value-type="float">
            <text:p>76</text:p>
          </table:table-cell>
          <table:table-cell table:style-name="ce6" office:value-type="float" office:value="0.3042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JPN%5d&amp;ShowOnWeb=true&amp;Lang=en" xlink:type="simple">JPN</text:a></text:p>
          </table:table-cell>
          <table:table-cell table:style-name="ce5" office:value-type="float" office:value="8.5" calcext:value-type="float">
            <text:p>9</text:p>
          </table:table-cell>
          <table:table-cell table:style-name="ce5" office:value-type="float" office:value="75.8" calcext:value-type="float">
            <text:p>76</text:p>
          </table:table-cell>
          <table:table-cell office:value-type="float" office:value="2013" calcext:value-type="float">
            <text:p>2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KOR%5d&amp;ShowOnWeb=true&amp;Lang=en" xlink:type="simple">KOR</text:a></text:p>
          </table:table-cell>
          <table:table-cell table:style-name="ce6" office:value-type="float" office:value="10.2482" calcext:value-type="float">
            <text:p>10</text:p>
          </table:table-cell>
          <table:table-cell table:style-name="ce6" office:value-type="float" office:value="46.251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/>
          <table:table-cell table:style-name="ce7" table:number-columns-repeated="2"/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LUX%5d&amp;ShowOnWeb=true&amp;Lang=en" xlink:type="simple">LUX</text:a></text:p>
          </table:table-cell>
          <table:table-cell table:style-name="ce6" office:value-type="float" office:value="8.4779" calcext:value-type="float">
            <text:p>8</text:p>
          </table:table-cell>
          <table:table-cell table:style-name="ce8" office:value-type="float" office:value="73.9163" calcext:value-type="float">
            <text:p>74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MEX%5d&amp;ShowOnWeb=true&amp;Lang=en" xlink:type="simple">MEX</text:a></text:p>
          </table:table-cell>
          <table:table-cell table:style-name="ce5" office:value-type="float" office:value="23.8586" calcext:value-type="float">
            <text:p>24</text:p>
          </table:table-cell>
          <table:table-cell table:style-name="ce5" office:value-type="float" office:value="27.9696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NLD%5d&amp;ShowOnWeb=true&amp;Lang=en" xlink:type="simple">NLD</text:a></text:p>
          </table:table-cell>
          <table:table-cell table:style-name="ce6" office:value-type="float" office:value="4.7931" calcext:value-type="float">
            <text:p>5</text:p>
          </table:table-cell>
          <table:table-cell table:style-name="ce6" office:value-type="float" office:value="75.8304" calcext:value-type="float">
            <text:p>7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NZL%5d&amp;ShowOnWeb=true&amp;Lang=en" xlink:type="simple">NZL</text:a>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.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NOR%5d&amp;ShowOnWeb=true&amp;Lang=en" xlink:type="simple">NOR</text:a></text:p>
          </table:table-cell>
          <table:table-cell table:style-name="ce6" office:value-type="float" office:value="74.3" calcext:value-type="float">
            <text:p>74</text:p>
          </table:table-cell>
          <table:table-cell table:style-name="ce6" office:value-type="float" office:value="10.872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POL%5d&amp;ShowOnWeb=true&amp;Lang=en" xlink:type="simple">POL</text:a></text:p>
          </table:table-cell>
          <table:table-cell table:style-name="ce5" office:value-type="float" office:value="9.0586" calcext:value-type="float">
            <text:p>9</text:p>
          </table:table-cell>
          <table:table-cell table:style-name="ce5" office:value-type="float" office:value="62.4275" calcext:value-type="float">
            <text:p>62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PRT%5d&amp;ShowOnWeb=true&amp;Lang=en" xlink:type="simple">PRT</text:a></text:p>
          </table:table-cell>
          <table:table-cell table:style-name="ce6" office:value-type="float" office:value="64.9466" calcext:value-type="float">
            <text:p>65</text:p>
          </table:table-cell>
          <table:table-cell table:style-name="ce6" office:value-type="float" office:value="1.2896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SVK%5d&amp;ShowOnWeb=true&amp;Lang=en" xlink:type="simple">SVK</text:a></text:p>
          </table:table-cell>
          <table:table-cell table:style-name="ce5" office:value-type="float" office:value="4.0004" calcext:value-type="float">
            <text:p>4</text:p>
          </table:table-cell>
          <table:table-cell table:style-name="ce5" office:value-type="float" office:value="76.2269" calcext:value-type="float">
            <text:p>7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SVN%5d&amp;ShowOnWeb=true&amp;Lang=en" xlink:type="simple">SLO</text:a></text:p>
          </table:table-cell>
          <table:table-cell table:style-name="ce6" office:value-type="float" office:value="3.39" calcext:value-type="float">
            <text:p>3</text:p>
          </table:table-cell>
          <table:table-cell table:style-name="ce6" office:value-type="float" office:value="67.6253" calcext:value-type="float">
            <text:p>68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ESP%5d&amp;ShowOnWeb=true&amp;Lang=en" xlink:type="simple">ESP</text:a></text:p>
          </table:table-cell>
          <table:table-cell table:style-name="ce5" office:value-type="float" office:value="65.0007" calcext:value-type="float">
            <text:p>65</text:p>
          </table:table-cell>
          <table:table-cell table:style-name="ce5" office:value-type="float" office:value="4.7898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/>
          <table:table-cell table:style-name="ce7" table:number-columns-repeated="2"/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CHE%5d&amp;ShowOnWeb=true&amp;Lang=en" xlink:type="simple">CH</text:a></text:p>
          </table:table-cell>
          <table:table-cell table:style-name="ce5" office:value-type="float" office:value="18.6388" calcext:value-type="float">
            <text:p>19</text:p>
          </table:table-cell>
          <table:table-cell table:style-name="ce5" office:value-type="float" office:value="46.536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TUR%5d&amp;ShowOnWeb=true&amp;Lang=en" xlink:type="simple">TUR</text:a></text:p>
          </table:table-cell>
          <table:table-cell table:style-name="ce6" office:value-type="float" office:value="21.2836" calcext:value-type="float">
            <text:p>21</text:p>
          </table:table-cell>
          <table:table-cell table:style-name="ce6" office:value-type="float" office:value="56.3215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GBR%5d&amp;ShowOnWeb=true&amp;Lang=en" xlink:type="simple">UK</text:a></text:p>
          </table:table-cell>
          <table:table-cell table:style-name="ce5" office:value-type="float" office:value="79.48" calcext:value-type="float">
            <text:p>79</text:p>
          </table:table-cell>
          <table:table-cell table:style-name="ce5" office:value-type="float" office:value="0.1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USA%5d&amp;ShowOnWeb=true&amp;Lang=en" xlink:type="simple">US</text:a></text:p>
          </table:table-cell>
          <table:table-cell table:style-name="ce6" office:value-type="float" office:value="26.145" calcext:value-type="float">
            <text:p>26</text:p>
          </table:table-cell>
          <table:table-cell table:style-name="ce6" office:value-type="float" office:value="23.1447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SWE%5d&amp;ShowOnWeb=true&amp;Lang=en" xlink:type="simple">SWE</text:a></text:p>
          </table:table-cell>
          <table:table-cell table:style-name="ce6" office:value-type="float" office:value="83.3739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LVA%5d&amp;ShowOnWeb=true&amp;Lang=en" xlink:type="simple">LVA</text:a></text:p>
          </table:table-cell>
          <table:table-cell table:style-name="ce5" office:value-type="float" office:value="59.8606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DNK%5d&amp;ShowOnWeb=true&amp;Lang=en" xlink:type="simple">DK</text:a></text:p>
          </table:table-cell>
          <table:table-cell table:style-name="ce6" office:value-type="float" office:value="84.1872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://stats.oecd.org/OECDStat_Metadata/ShowMetadata.ashx?Dataset=SHA&amp;Coords=%5bLOCATION%5d.%5bAUS%5d&amp;ShowOnWeb=true&amp;Lang=en" xlink:type="simple">AUS</text:a></text:p>
          </table:table-cell>
          <table:table-cell table:style-name="ce6" office:value-type="float" office:value="67.6" calcext:value-type="float">
            <text:p>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://stats.oecd.org/" xlink:type="simple">Data extracted on 26 Jan 2017 09:18 UTC (GMT) from OECD.Stat</text:a>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5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overnment scheme</text:p>
          </table:table-cell>
          <table:table-cell office:value-type="string" calcext:value-type="string">
            <text:p>Compulsory contributory health insurance schemes/CMS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teuerfinanzierte Gesundheitsausgaben</text:p>
          </table:table-cell>
          <table:table-cell office:value-type="string" calcext:value-type="string">
            <text:p>Ausgaben von Pflichtkrankenversicherunge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untry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0" office:value-type="string" calcext:value-type="string">
            <text:p>Australia</text:p>
          </table:table-cell>
          <table:table-cell table:style-name="ce11" office:value-type="string" calcext:value-type="string">
            <text:p>AUS</text:p>
          </table:table-cell>
          <table:table-cell table:style-name="ce12" office:value-type="float" office:value="67.358" calcext:value-type="float">
            <office:annotation draw:style-name="gr4" draw:text-style-name="P5" svg:width="120.73pt" svg:height="77.24pt" svg:x="559.5pt" svg:y="62.7pt" draw:caption-point-x="-48.3pt" draw:caption-point-y="7.77pt">
              <dc:date>2017-08-30T00:00:00</dc:date>
              <text:p text:style-name="P4">D: Difference in methodology </text:p>
            </office:annotation>
            <text:p>67.4 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AUT%5d&amp;ShowOnWeb=true&amp;Lang=en" xlink:type="simple">Austria</text:a></text:p>
          </table:table-cell>
          <table:table-cell table:style-name="ce11" office:value-type="string" calcext:value-type="string">
            <text:p>AUT</text:p>
          </table:table-cell>
          <table:table-cell table:style-name="ce13" office:value-type="float" office:value="30.805" calcext:value-type="float">
            <text:p>30.8 </text:p>
          </table:table-cell>
          <table:table-cell table:style-name="ce14" office:value-type="float" office:value="44.779" calcext:value-type="float">
            <text:p>44.8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<text:a xlink:href="http://stats.oecd.org/OECDStat_Metadata/ShowMetadata.ashx?Dataset=SHA&amp;Coords=%5bLOCATION%5d.%5bBEL%5d&amp;ShowOnWeb=true&amp;Lang=en" xlink:type="simple">Belgium</text:a></text:p>
          </table:table-cell>
          <table:table-cell table:style-name="ce11" office:value-type="string" calcext:value-type="string">
            <text:p>BEL</text:p>
          </table:table-cell>
          <table:table-cell table:style-name="ce13" office:value-type="float" office:value="18.314" calcext:value-type="float">
            <text:p>18.3 </text:p>
          </table:table-cell>
          <table:table-cell table:style-name="ce15" office:value-type="float" office:value="59.157" calcext:value-type="float">
            <text:p>59.2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<text:a xlink:href="http://stats.oecd.org/OECDStat_Metadata/ShowMetadata.ashx?Dataset=SHA&amp;Coords=%5bLOCATION%5d.%5bCAN%5d&amp;ShowOnWeb=true&amp;Lang=en" xlink:type="simple">Canada</text:a></text:p>
          </table:table-cell>
          <table:table-cell table:style-name="ce11" office:value-type="string" calcext:value-type="string">
            <text:p>CAN</text:p>
          </table:table-cell>
          <table:table-cell table:style-name="ce13" office:value-type="float" office:value="68.723" calcext:value-type="float">
            <text:p>68.7 </text:p>
          </table:table-cell>
          <table:table-cell table:style-name="ce14" office:value-type="float" office:value="1.445" calcext:value-type="float">
            <text:p>1.4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CHL%5d&amp;ShowOnWeb=true&amp;Lang=en" xlink:type="simple">Chile</text:a></text:p>
          </table:table-cell>
          <table:table-cell table:style-name="ce11" office:value-type="string" calcext:value-type="string">
            <text:p>CHL</text:p>
          </table:table-cell>
          <table:table-cell table:style-name="ce13" office:value-type="float" office:value="2.204" calcext:value-type="float">
            <text:p>2.2 </text:p>
          </table:table-cell>
          <table:table-cell table:style-name="ce15" office:value-type="float" office:value="58.578" calcext:value-type="float">
            <text:p>58.6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<text:a xlink:href="http://stats.oecd.org/OECDStat_Metadata/ShowMetadata.ashx?Dataset=SHA&amp;Coords=%5bLOCATION%5d.%5bCZE%5d&amp;ShowOnWeb=true&amp;Lang=en" xlink:type="simple">Czech Republic</text:a></text:p>
          </table:table-cell>
          <table:table-cell table:style-name="ce11" office:value-type="string" calcext:value-type="string">
            <text:p>CZE</text:p>
          </table:table-cell>
          <table:table-cell table:style-name="ce13" office:value-type="float" office:value="12.173" calcext:value-type="float">
            <text:p>12.2 </text:p>
          </table:table-cell>
          <table:table-cell table:style-name="ce14" office:value-type="float" office:value="71.28" calcext:value-type="float">
            <text:p>71.3 </text:p>
          </table:table-cell>
          <table:table-cell office:value-type="float" office:value="2015" calcext:value-type="float">
            <text:p>2015</text:p>
          </table:table-cell>
          <table:table-cell>
            <draw:frame table:end-cell-address="'2015'.N36" table:end-x="21.74pt" table:end-y="5.22pt" draw:z-index="0" draw:name="Diagramm 1" draw:style-name="gr1" draw:text-style-name="P1" svg:width="573.73pt" svg:height="375pt" svg:x="42.04pt" svg:y="7.65pt">
              <loext:p draw:notify-on-update-of-ranges="'2015'.D6:'2015'.D40 '2015'.C6:'2015'.C4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Denmark</text:p>
          </table:table-cell>
          <table:table-cell table:style-name="ce11" office:value-type="string" calcext:value-type="string">
            <text:p>DK</text:p>
          </table:table-cell>
          <table:table-cell table:style-name="ce13" office:value-type="float" office:value="84.143" calcext:value-type="float">
            <text:p>84.1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EST%5d&amp;ShowOnWeb=true&amp;Lang=en" xlink:type="simple">Estonia</text:a></text:p>
          </table:table-cell>
          <table:table-cell table:style-name="ce11" office:value-type="string" calcext:value-type="string">
            <text:p>EST</text:p>
          </table:table-cell>
          <table:table-cell table:style-name="ce13" office:value-type="float" office:value="10.796" calcext:value-type="float">
            <text:p>10.8 </text:p>
          </table:table-cell>
          <table:table-cell table:style-name="ce15" office:value-type="float" office:value="64.874" calcext:value-type="float">
            <text:p>64.9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FIN%5d&amp;ShowOnWeb=true&amp;Lang=en" xlink:type="simple">Finland</text:a></text:p>
          </table:table-cell>
          <table:table-cell table:style-name="ce11" office:value-type="string" calcext:value-type="string">
            <text:p>FIN</text:p>
          </table:table-cell>
          <table:table-cell table:style-name="ce13" office:value-type="float" office:value="61.112" calcext:value-type="float">
            <text:p>61.1 </text:p>
          </table:table-cell>
          <table:table-cell table:style-name="ce14" office:value-type="float" office:value="13.335" calcext:value-type="float">
            <text:p>13.3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FRA%5d&amp;ShowOnWeb=true&amp;Lang=en" xlink:type="simple">France</text:a></text:p>
          </table:table-cell>
          <table:table-cell table:style-name="ce11" office:value-type="string" calcext:value-type="string">
            <text:p>FRA</text:p>
          </table:table-cell>
          <table:table-cell table:style-name="ce13" office:value-type="float" office:value="3.959" calcext:value-type="float">
            <text:p>4.0 </text:p>
          </table:table-cell>
          <table:table-cell table:style-name="ce15" office:value-type="float" office:value="74.965" calcext:value-type="float">
            <text:p>75.0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DEU%5d&amp;ShowOnWeb=true&amp;Lang=en" xlink:type="simple">Germany</text:a></text:p>
          </table:table-cell>
          <table:table-cell table:style-name="ce11" office:value-type="string" calcext:value-type="string">
            <text:p>GER</text:p>
          </table:table-cell>
          <table:table-cell table:style-name="ce13" office:value-type="float" office:value="6.609" calcext:value-type="float">
            <text:p>6.6 </text:p>
          </table:table-cell>
          <table:table-cell table:style-name="ce14" office:value-type="float" office:value="77.861" calcext:value-type="float">
            <text:p>77.9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GRC%5d&amp;ShowOnWeb=true&amp;Lang=en" xlink:type="simple">Greece</text:a></text:p>
          </table:table-cell>
          <table:table-cell table:style-name="ce11" office:value-type="string" calcext:value-type="string">
            <text:p>GRE</text:p>
          </table:table-cell>
          <table:table-cell table:style-name="ce13" office:value-type="float" office:value="30.271" calcext:value-type="float">
            <text:p>30.3 </text:p>
          </table:table-cell>
          <table:table-cell table:style-name="ce15" office:value-type="float" office:value="28.815" calcext:value-type="float">
            <text:p>28.8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HUN%5d&amp;ShowOnWeb=true&amp;Lang=en" xlink:type="simple">Hungary</text:a></text:p>
          </table:table-cell>
          <table:table-cell table:style-name="ce11" office:value-type="string" calcext:value-type="string">
            <text:p>HUN</text:p>
          </table:table-cell>
          <table:table-cell table:style-name="ce13" office:value-type="float" office:value="11.137" calcext:value-type="float">
            <text:p>11.1 </text:p>
          </table:table-cell>
          <table:table-cell table:style-name="ce14" office:value-type="float" office:value="55.592" calcext:value-type="float">
            <text:p>55.6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ISL%5d&amp;ShowOnWeb=true&amp;Lang=en" xlink:type="simple">Iceland</text:a></text:p>
          </table:table-cell>
          <table:table-cell table:style-name="ce11" office:value-type="string" calcext:value-type="string">
            <text:p>ISL</text:p>
          </table:table-cell>
          <table:table-cell table:style-name="ce13" office:value-type="float" office:value="52.305" calcext:value-type="float">
            <text:p>52.3 </text:p>
          </table:table-cell>
          <table:table-cell table:style-name="ce15" office:value-type="float" office:value="29.17" calcext:value-type="float">
            <text:p>29.2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IRL%5d&amp;ShowOnWeb=true&amp;Lang=en" xlink:type="simple">Ireland</text:a></text:p>
          </table:table-cell>
          <table:table-cell table:style-name="ce11" office:value-type="string" calcext:value-type="string">
            <text:p>IRL</text:p>
          </table:table-cell>
          <table:table-cell table:style-name="ce13" office:value-type="float" office:value="69.685" calcext:value-type="float">
            <text:p>69.7 </text:p>
          </table:table-cell>
          <table:table-cell table:style-name="ce14" office:value-type="float" office:value="0.303" calcext:value-type="float">
            <text:p>0.3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ISR%5d&amp;ShowOnWeb=true&amp;Lang=en" xlink:type="simple">Israel</text:a></text:p>
          </table:table-cell>
          <table:table-cell table:style-name="ce11" office:value-type="string" calcext:value-type="string">
            <text:p>ISR</text:p>
          </table:table-cell>
          <table:table-cell table:style-name="ce12" office:value-type="float" office:value="16.944" calcext:value-type="float">
            <text:p>16.9 </text:p>
          </table:table-cell>
          <table:table-cell table:style-name="ce15" office:value-type="float" office:value="46.4" calcext:value-type="float">
            <text:p>46.4 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ITA%5d&amp;ShowOnWeb=true&amp;Lang=en" xlink:type="simple">Italy</text:a></text:p>
          </table:table-cell>
          <table:table-cell table:style-name="ce11" office:value-type="string" calcext:value-type="string">
            <text:p>ITA</text:p>
          </table:table-cell>
          <table:table-cell table:style-name="ce13" office:value-type="float" office:value="74.563" calcext:value-type="float">
            <text:p>74.6 </text:p>
          </table:table-cell>
          <table:table-cell table:style-name="ce14" office:value-type="float" office:value="0.307" calcext:value-type="float">
            <text:p>0.3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JPN%5d&amp;ShowOnWeb=true&amp;Lang=en" xlink:type="simple">Japan</text:a></text:p>
          </table:table-cell>
          <table:table-cell table:style-name="ce11" office:value-type="string" calcext:value-type="string">
            <text:p>JPN</text:p>
          </table:table-cell>
          <table:table-cell table:style-name="ce12" office:value-type="float" office:value="8.703" calcext:value-type="float">
            <text:p>8.7 </text:p>
          </table:table-cell>
          <table:table-cell table:style-name="ce15" office:value-type="float" office:value="75.4" calcext:value-type="float">
            <text:p>75.4 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KOR%5d&amp;ShowOnWeb=true&amp;Lang=en" xlink:type="simple">Korea</text:a></text:p>
          </table:table-cell>
          <table:table-cell table:style-name="ce11" office:value-type="string" calcext:value-type="string">
            <text:p>KOR</text:p>
          </table:table-cell>
          <table:table-cell table:style-name="ce13" office:value-type="float" office:value="10.253" calcext:value-type="float">
            <text:p>10.3 </text:p>
          </table:table-cell>
          <table:table-cell table:style-name="ce14" office:value-type="float" office:value="46.144" calcext:value-type="float">
            <text:p>46.1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atvia</text:p>
          </table:table-cell>
          <table:table-cell table:style-name="ce11" office:value-type="string" calcext:value-type="string">
            <text:p>LVA</text:p>
          </table:table-cell>
          <table:table-cell table:style-name="ce13" office:value-type="float" office:value="57.493" calcext:value-type="float">
            <text:p>57.5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LUX%5d&amp;ShowOnWeb=true&amp;Lang=en" xlink:type="simple">Luxembourg</text:a></text:p>
          </table:table-cell>
          <table:table-cell table:style-name="ce11" office:value-type="string" calcext:value-type="string">
            <text:p>LUX</text:p>
          </table:table-cell>
          <table:table-cell table:style-name="ce13" office:value-type="float" office:value="9.067" calcext:value-type="float">
            <text:p>9.1 </text:p>
          </table:table-cell>
          <table:table-cell table:style-name="ce15" office:value-type="float" office:value="72.921" calcext:value-type="float">
            <text:p>72.9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MEX%5d&amp;ShowOnWeb=true&amp;Lang=en" xlink:type="simple">Mexico</text:a></text:p>
          </table:table-cell>
          <table:table-cell table:style-name="ce11" office:value-type="string" calcext:value-type="string">
            <text:p>MEX</text:p>
          </table:table-cell>
          <table:table-cell table:style-name="ce13" office:value-type="float" office:value="23.813" calcext:value-type="float">
            <text:p>23.8 </text:p>
          </table:table-cell>
          <table:table-cell table:style-name="ce14" office:value-type="float" office:value="28.356" calcext:value-type="float">
            <text:p>28.4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NLD%5d&amp;ShowOnWeb=true&amp;Lang=en" xlink:type="simple">Netherlands</text:a></text:p>
          </table:table-cell>
          <table:table-cell table:style-name="ce11" office:value-type="string" calcext:value-type="string">
            <text:p>NLD</text:p>
          </table:table-cell>
          <table:table-cell table:style-name="ce13" office:value-type="float" office:value="9.318" calcext:value-type="float">
            <text:p>9.3 </text:p>
          </table:table-cell>
          <table:table-cell table:style-name="ce15" office:value-type="float" office:value="71.393" calcext:value-type="float">
            <text:p>71.4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<text:a xlink:href="http://stats.oecd.org/OECDStat_Metadata/ShowMetadata.ashx?Dataset=SHA&amp;Coords=%5bLOCATION%5d.%5bNZL%5d&amp;ShowOnWeb=true&amp;Lang=en" xlink:type="simple">New Zealand</text:a></text:p>
          </table:table-cell>
          <table:table-cell table:style-name="ce11" office:value-type="string" calcext:value-type="string">
            <text:p>NZL</text:p>
          </table:table-cell>
          <table:table-cell table:style-name="ce12" office:value-type="float" office:value="71.983" calcext:value-type="float">
            <office:annotation draw:style-name="gr5" draw:text-style-name="P5" svg:width="120.73pt" svg:height="79.51pt" svg:x="559.5pt" svg:y="409.21pt" draw:caption-point-x="-48.3pt" draw:caption-point-y="7.77pt">
              <dc:date>2017-08-30T00:00:00</dc:date>
              <text:p text:style-name="P4">P: Provisional value </text:p>
            </office:annotation>
            <text:p>72.0 </text:p>
          </table:table-cell>
          <table:table-cell table:style-name="ce14" office:value-type="float" office:value="7.8" calcext:value-type="float">
            <text:p>7.8 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NOR%5d&amp;ShowOnWeb=true&amp;Lang=en" xlink:type="simple">Norway</text:a></text:p>
          </table:table-cell>
          <table:table-cell table:style-name="ce11" office:value-type="string" calcext:value-type="string">
            <text:p>NOR</text:p>
          </table:table-cell>
          <table:table-cell table:style-name="ce13" office:value-type="float" office:value="74.434" calcext:value-type="float">
            <text:p>74.4 </text:p>
          </table:table-cell>
          <table:table-cell table:style-name="ce15" office:value-type="float" office:value="10.963" calcext:value-type="float">
            <text:p>11.0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POL%5d&amp;ShowOnWeb=true&amp;Lang=en" xlink:type="simple">Poland</text:a></text:p>
          </table:table-cell>
          <table:table-cell table:style-name="ce11" office:value-type="string" calcext:value-type="string">
            <text:p>POL</text:p>
          </table:table-cell>
          <table:table-cell table:style-name="ce13" office:value-type="float" office:value="9.245" calcext:value-type="float">
            <text:p>9.2 </text:p>
          </table:table-cell>
          <table:table-cell table:style-name="ce14" office:value-type="float" office:value="60.743" calcext:value-type="float">
            <text:p>60.7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PRT%5d&amp;ShowOnWeb=true&amp;Lang=en" xlink:type="simple">Portugal</text:a></text:p>
          </table:table-cell>
          <table:table-cell table:style-name="ce11" office:value-type="string" calcext:value-type="string">
            <text:p>PRT</text:p>
          </table:table-cell>
          <table:table-cell table:style-name="ce13" office:value-type="float" office:value="64.98" calcext:value-type="float">
            <text:p>65.0 </text:p>
          </table:table-cell>
          <table:table-cell table:style-name="ce15" office:value-type="float" office:value="1.237" calcext:value-type="float">
            <text:p>1.2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>
            <text:p><text:a xlink:href="http://stats.oecd.org/OECDStat_Metadata/ShowMetadata.ashx?Dataset=SHA&amp;Coords=%5bLOCATION%5d.%5bSVK%5d&amp;ShowOnWeb=true&amp;Lang=en" xlink:type="simple">Slovak Republic</text:a></text:p>
          </table:table-cell>
          <table:table-cell table:style-name="ce11" office:value-type="string" calcext:value-type="string">
            <text:p>SVK</text:p>
          </table:table-cell>
          <table:table-cell table:style-name="ce13" office:value-type="float" office:value="4.335" calcext:value-type="float">
            <text:p>4.3 </text:p>
          </table:table-cell>
          <table:table-cell table:style-name="ce14" office:value-type="float" office:value="75.381" calcext:value-type="float">
            <text:p>75.4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SVN%5d&amp;ShowOnWeb=true&amp;Lang=en" xlink:type="simple">Slovenia</text:a></text:p>
          </table:table-cell>
          <table:table-cell table:style-name="ce11" office:value-type="string" calcext:value-type="string">
            <text:p>SLO</text:p>
          </table:table-cell>
          <table:table-cell table:style-name="ce13" office:value-type="float" office:value="2.973" calcext:value-type="float">
            <text:p>3.0 </text:p>
          </table:table-cell>
          <table:table-cell table:style-name="ce15" office:value-type="float" office:value="68.713" calcext:value-type="float">
            <text:p>68.7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ESP%5d&amp;ShowOnWeb=true&amp;Lang=en" xlink:type="simple">Spain</text:a></text:p>
          </table:table-cell>
          <table:table-cell table:style-name="ce11" office:value-type="string" calcext:value-type="string">
            <text:p>ESP</text:p>
          </table:table-cell>
          <table:table-cell table:style-name="ce13" office:value-type="float" office:value="66.3" calcext:value-type="float">
            <text:p>66.3 </text:p>
          </table:table-cell>
          <table:table-cell table:style-name="ce14" office:value-type="float" office:value="4.729" calcext:value-type="float">
            <text:p>4.7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weden</text:p>
          </table:table-cell>
          <table:table-cell table:style-name="ce11" office:value-type="string" calcext:value-type="string">
            <text:p>SWE</text:p>
          </table:table-cell>
          <table:table-cell table:style-name="ce13" office:value-type="float" office:value="83.664" calcext:value-type="float">
            <text:p>83.7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CHE%5d&amp;ShowOnWeb=true&amp;Lang=en" xlink:type="simple">Switzerland</text:a></text:p>
          </table:table-cell>
          <table:table-cell table:style-name="ce11" office:value-type="string" calcext:value-type="string">
            <text:p>CH</text:p>
          </table:table-cell>
          <table:table-cell table:style-name="ce13" office:value-type="float" office:value="22.292" calcext:value-type="float">
            <text:p>22.3 </text:p>
          </table:table-cell>
          <table:table-cell table:style-name="ce15" office:value-type="float" office:value="41.678" calcext:value-type="float">
            <text:p>41.7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a xlink:href="http://stats.oecd.org/OECDStat_Metadata/ShowMetadata.ashx?Dataset=SHA&amp;Coords=%5bLOCATION%5d.%5bTUR%5d&amp;ShowOnWeb=true&amp;Lang=en" xlink:type="simple">Turkey</text:a></text:p>
          </table:table-cell>
          <table:table-cell table:style-name="ce11" office:value-type="string" calcext:value-type="string">
            <text:p>TUR</text:p>
          </table:table-cell>
          <table:table-cell table:style-name="ce13" office:value-type="float" office:value="21.861" calcext:value-type="float">
            <text:p>21.9 </text:p>
          </table:table-cell>
          <table:table-cell table:style-name="ce14" office:value-type="float" office:value="56.273" calcext:value-type="float">
            <text:p>56.3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<text:a xlink:href="http://stats.oecd.org/OECDStat_Metadata/ShowMetadata.ashx?Dataset=SHA&amp;Coords=%5bLOCATION%5d.%5bGBR%5d&amp;ShowOnWeb=true&amp;Lang=en" xlink:type="simple">United Kingdom</text:a></text:p>
          </table:table-cell>
          <table:table-cell table:style-name="ce11" office:value-type="string" calcext:value-type="string">
            <text:p>UK</text:p>
          </table:table-cell>
          <table:table-cell table:style-name="ce13" office:value-type="float" office:value="79.521" calcext:value-type="float">
            <text:p>79.5 </text:p>
          </table:table-cell>
          <table:table-cell table:style-name="ce15" office:value-type="float" office:value="0.14" calcext:value-type="float">
            <text:p>0.1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6">
          <table:table-cell table:style-name="ce10" office:value-type="string" calcext:value-type="string">
            <text:p><text:a xlink:href="http://stats.oecd.org/OECDStat_Metadata/ShowMetadata.ashx?Dataset=SHA&amp;Coords=%5bLOCATION%5d.%5bUSA%5d&amp;ShowOnWeb=true&amp;Lang=en" xlink:type="simple">United States</text:a></text:p>
          </table:table-cell>
          <table:table-cell table:style-name="ce11" office:value-type="string" calcext:value-type="string">
            <text:p>US</text:p>
          </table:table-cell>
          <table:table-cell table:style-name="ce13" office:value-type="float" office:value="26.551" calcext:value-type="float">
            <text:p>26.6 </text:p>
          </table:table-cell>
          <table:table-cell table:style-name="ce14" office:value-type="float" office:value="22.802" calcext:value-type="float">
            <text:p>22.8 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1" loext:min-decimal-places="1" number:min-integer-digits="1" number:grouping="true"/>
      <number:text> </number:text>
    </number:number-style>
    <number:number-style style:name="N125">
      <number:text>-</number:text>
      <number:number number:decimal-places="1" loext:min-decimal-places="1" number:min-integer-digits="1" number:grouping="true"/>
      <number:text> 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472c4" style:border-line-width-bottom="0.51pt 1.5pt 0.51pt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aier</meta:initial-creator>
    <meta:creation-date>2017-01-26T12:08:15</meta:creation-date>
    <dc:date>2017-08-30T08:06:29.285240702</dc:date>
    <meta:editing-duration>PT4M13S</meta:editing-duration>
    <meta:generator>LibreOffice/5.1.6.2$Linux_X86_64 LibreOffice_project/10m0$Build-2</meta:generator>
    <meta:editing-cycles>1</meta:editing-cycles>
    <meta:document-statistic meta:table-count="2" meta:cell-count="317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e0e5eb"/>
    </style:style>
    <style:style style:name="ch2" style:family="chart">
      <style:chart-properties chart:symbol-type="automatic" chart:include-hidden-cells="false" chart:treat-empty-cells="leave-gap" chart:series-source="rows"/>
    </style:style>
    <style:style style:name="ch3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adb9ca"/>
      <style:text-properties fo:color="#44546a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44546a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>
      <style:chart-properties chart:auto-position="true" style:rotation-angle="90"/>
      <style:text-properties fo:color="#44546a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1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draw:stroke="none" svg:stroke-width="0.071cm" svg:stroke-color="#ffffff" draw:fill-color="#ffffff" fo:wrap-option="wrap"/>
      <style:text-properties fo:color="#44546a" style:text-position="0% 100%" fo:font-family="Calibri" fo:font-size="9pt" style:font-size-asian="9pt" style:font-size-complex="9pt"/>
    </style:style>
    <style:style style:name="ch7" style:family="chart">
      <style:chart-properties chart:solid-type="cuboid" chart:symbol-type="named-symbol" chart:symbol-name="circle" chart:symbol-width="0.176cm" chart:symbol-height="0.176cm"/>
      <style:text-properties fo:color="#000000"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176cm" chart:symbol-height="0.176cm" chart:label-position="top-right"/>
      <style:text-properties fo:color="#000000" fo:font-size="10pt" style:font-size-asian="10pt" style:font-size-complex="10pt"/>
    </style:style>
    <style:style style:name="ch9" style:family="chart">
      <style:chart-properties chart:solid-type="cuboid" chart:symbol-type="named-symbol" chart:symbol-name="circle" chart:symbol-width="0.176cm" chart:symbol-height="0.176cm" chart:label-position="left"/>
      <style:text-properties fo:color="#000000"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176cm" chart:symbol-height="0.176cm" chart:label-position="right"/>
      <style:text-properties fo:color="#000000" fo:font-size="10pt" style:font-size-asian="10pt" style:font-size-complex="10pt"/>
    </style:style>
    <style:style style:name="ch11" style:family="chart">
      <style:chart-properties chart:solid-type="cuboid" chart:symbol-type="named-symbol" chart:symbol-name="circle" chart:symbol-width="0.176cm" chart:symbol-height="0.176cm" chart:label-position="top-left"/>
      <style:text-properties fo:color="#000000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solid" svg:stroke-width="0.035cm" svg:stroke-color="#595959" draw:stroke-linejoin="miter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20.7cm" svg:height="12.831cm" xlink:href=".." xlink:type="simple" chart:class="chart:scatter" chart:style-name="ch1">
        <chart:plot-area chart:style-name="ch2" table:cell-range-address="'2014'.A2:'2014'.C2 '2014'.A3:'2014'.A6 '2014'.C3:'2014'.C6 '2014'.A8:'2014'.A19 '2014'.C8:'2014'.C19 '2014'.A21:'2014'.A39 '2014'.C21:'2014'.C30 '2014'.C32:'2014'.C39" chart:data-source-has-labels="column" svg:x="1.493cm" svg:y="0.347cm" svg:width="18.784cm" svg:height="11.512cm">
          <chartooo:coordinate-region svg:x="2.017cm" svg:y="0.533cm" svg:width="18.047cm" svg:height="10.856cm"/>
          <chart:axis chart:dimension="x" chart:name="primary-x" chart:style-name="ch3">
            <chart:title svg:x="7.11cm" svg:y="12.115cm" chart:style-name="ch4">
              <text:p>Steuerfinanzierte Gesundheitsausgaben </text:p>
            </chart:title>
          </chart:axis>
          <chart:axis chart:dimension="y" chart:name="primary-y" chart:style-name="ch3">
            <chart:title svg:x="0.519cm" svg:y="9.997cm" chart:style-name="ch5">
              <text:p>Ausgaben von Pflichtkrankenversicherung</text:p>
            </chart:title>
          </chart:axis>
          <chart:series chart:style-name="ch6" chart:values-cell-range-address="'2014'.C2:'2014'.C2" chart:label-cell-address="'2014'.A2:'2014'.A2" chart:class="chart:scatter">
            <chart:domain table:cell-range-address="'2014'.B2:'2014'.B2"/>
            <chart:data-point/>
          </chart:series>
          <chart:series chart:style-name="ch6" chart:values-cell-range-address="'2014'.C3:'2014'.C3" chart:label-cell-address="'2014'.A3:'2014'.A3" chart:class="chart:scatter">
            <chart:domain table:cell-range-address="'2014'.B3:'2014'.B3"/>
            <chart:data-point/>
          </chart:series>
          <chart:series chart:style-name="ch6" chart:values-cell-range-address="'2014'.C4:'2014'.C4" chart:label-cell-address="'2014'.A4:'2014'.A4" chart:class="chart:scatter">
            <chart:domain table:cell-range-address="'2014'.B4:'2014'.B4"/>
            <chart:data-point/>
          </chart:series>
          <chart:series chart:style-name="ch6" chart:values-cell-range-address="'2014'.C5:'2014'.C5" chart:label-cell-address="'2014'.A5:'2014'.A5" chart:class="chart:scatter">
            <chart:domain table:cell-range-address="'2014'.B5:'2014'.B5"/>
            <chart:data-point/>
          </chart:series>
          <chart:series chart:style-name="ch6" chart:values-cell-range-address="'2014'.C6:'2014'.C6" chart:label-cell-address="'2014'.A6:'2014'.A6" chart:class="chart:scatter">
            <chart:domain table:cell-range-address="'2014'.B6:'2014'.B6"/>
            <chart:data-point/>
          </chart:series>
          <chart:series chart:style-name="ch6" chart:values-cell-range-address="'2014'.C8:'2014'.C8" chart:label-cell-address="'2014'.A8:'2014'.A8" chart:class="chart:scatter">
            <chart:domain table:cell-range-address="'2014'.B8:'2014'.B8"/>
            <chart:data-point/>
          </chart:series>
          <chart:series chart:style-name="ch6" chart:values-cell-range-address="'2014'.C9:'2014'.C9" chart:label-cell-address="'2014'.A9:'2014'.A9" chart:class="chart:scatter">
            <chart:domain table:cell-range-address="'2014'.B9:'2014'.B9"/>
            <chart:data-point/>
          </chart:series>
          <chart:series chart:style-name="ch6" chart:values-cell-range-address="'2014'.C10:'2014'.C10" chart:label-cell-address="'2014'.A10:'2014'.A10" chart:class="chart:scatter">
            <chart:domain table:cell-range-address="'2014'.B10:'2014'.B10"/>
            <chart:data-point/>
          </chart:series>
          <chart:series chart:style-name="ch6" chart:values-cell-range-address="'2014'.C11:'2014'.C11" chart:label-cell-address="'2014'.A11:'2014'.A11" chart:class="chart:scatter">
            <chart:domain table:cell-range-address="'2014'.B11:'2014'.B11"/>
            <chart:data-point/>
          </chart:series>
          <chart:series chart:style-name="ch6" chart:values-cell-range-address="'2014'.C12:'2014'.C12" chart:label-cell-address="'2014'.A12:'2014'.A12" chart:class="chart:scatter">
            <chart:domain table:cell-range-address="'2014'.B12:'2014'.B12"/>
            <chart:data-point/>
          </chart:series>
          <chart:series chart:style-name="ch6" chart:values-cell-range-address="'2014'.C13:'2014'.C13" chart:label-cell-address="'2014'.A13:'2014'.A13" chart:class="chart:scatter">
            <chart:domain table:cell-range-address="'2014'.B13:'2014'.B13"/>
            <chart:data-point/>
          </chart:series>
          <chart:series chart:style-name="ch6" chart:values-cell-range-address="'2014'.C14:'2014'.C14" chart:label-cell-address="'2014'.A14:'2014'.A14" chart:class="chart:scatter">
            <chart:domain table:cell-range-address="'2014'.B14:'2014'.B14"/>
            <chart:data-point/>
          </chart:series>
          <chart:series chart:style-name="ch6" chart:values-cell-range-address="'2014'.C15:'2014'.C15" chart:label-cell-address="'2014'.A15:'2014'.A15" chart:class="chart:scatter">
            <chart:domain table:cell-range-address="'2014'.B15:'2014'.B15"/>
            <chart:data-point/>
          </chart:series>
          <chart:series chart:style-name="ch6" chart:values-cell-range-address="'2014'.C16:'2014'.C16" chart:label-cell-address="'2014'.A16:'2014'.A16" chart:class="chart:scatter">
            <chart:domain table:cell-range-address="'2014'.B16:'2014'.B16"/>
            <chart:data-point/>
          </chart:series>
          <chart:series chart:style-name="ch6" chart:values-cell-range-address="'2014'.C17:'2014'.C17" chart:label-cell-address="'2014'.A17:'2014'.A17" chart:class="chart:scatter">
            <chart:domain table:cell-range-address="'2014'.B17:'2014'.B17"/>
            <chart:data-point/>
          </chart:series>
          <chart:series chart:style-name="ch6" chart:values-cell-range-address="'2014'.C18:'2014'.C18" chart:label-cell-address="'2014'.A18:'2014'.A18" chart:class="chart:scatter">
            <chart:domain table:cell-range-address="'2014'.B18:'2014'.B18"/>
            <chart:data-point chart:style-name="ch7"/>
          </chart:series>
          <chart:series chart:style-name="ch6" chart:values-cell-range-address="'2014'.C19:'2014'.C19" chart:label-cell-address="'2014'.A19:'2014'.A19" chart:class="chart:scatter">
            <chart:domain table:cell-range-address="'2014'.B19:'2014'.B19"/>
            <chart:data-point/>
          </chart:series>
          <chart:series chart:style-name="ch6" chart:values-cell-range-address="'2014'.C21:'2014'.C21" chart:label-cell-address="'2014'.A21:'2014'.A21" chart:class="chart:scatter">
            <chart:domain table:cell-range-address="'2014'.B21:'2014'.B21"/>
            <chart:data-point/>
          </chart:series>
          <chart:series chart:style-name="ch6" chart:values-cell-range-address="'2014'.C22:'2014'.C22" chart:label-cell-address="'2014'.A22:'2014'.A22" chart:class="chart:scatter">
            <chart:domain table:cell-range-address="'2014'.B22:'2014'.B22"/>
            <chart:data-point/>
          </chart:series>
          <chart:series chart:style-name="ch6" chart:values-cell-range-address="'2014'.C23:'2014'.C23" chart:label-cell-address="'2014'.A23:'2014'.A23" chart:class="chart:scatter">
            <chart:domain table:cell-range-address="'2014'.B23:'2014'.B23"/>
            <chart:data-point chart:style-name="ch8"/>
          </chart:series>
          <chart:series chart:style-name="ch6" chart:values-cell-range-address="'2014'.C24:'2014'.C24" chart:label-cell-address="'2014'.A24:'2014'.A24" chart:class="chart:scatter">
            <chart:domain table:cell-range-address="'2014'.B24:'2014'.B24"/>
            <chart:data-point/>
          </chart:series>
          <chart:series chart:style-name="ch6" chart:values-cell-range-address="'2014'.C25:'2014'.C25" chart:label-cell-address="'2014'.A25:'2014'.A25" chart:class="chart:scatter">
            <chart:domain table:cell-range-address="'2014'.B25:'2014'.B25"/>
            <chart:data-point/>
          </chart:series>
          <chart:series chart:style-name="ch6" chart:values-cell-range-address="'2014'.C26:'2014'.C26" chart:label-cell-address="'2014'.A26:'2014'.A26" chart:class="chart:scatter">
            <chart:domain table:cell-range-address="'2014'.B26:'2014'.B26"/>
            <chart:data-point/>
          </chart:series>
          <chart:series chart:style-name="ch6" chart:values-cell-range-address="'2014'.C27:'2014'.C27" chart:label-cell-address="'2014'.A27:'2014'.A27" chart:class="chart:scatter">
            <chart:domain table:cell-range-address="'2014'.B27:'2014'.B27"/>
            <chart:data-point chart:style-name="ch9"/>
          </chart:series>
          <chart:series chart:style-name="ch6" chart:values-cell-range-address="'2014'.C28:'2014'.C28" chart:label-cell-address="'2014'.A28:'2014'.A28" chart:class="chart:scatter">
            <chart:domain table:cell-range-address="'2014'.B28:'2014'.B28"/>
            <chart:data-point chart:style-name="ch10"/>
          </chart:series>
          <chart:series chart:style-name="ch6" chart:values-cell-range-address="'2014'.C29:'2014'.C29" chart:label-cell-address="'2014'.A29:'2014'.A29" chart:class="chart:scatter">
            <chart:domain table:cell-range-address="'2014'.B29:'2014'.B29"/>
            <chart:data-point/>
          </chart:series>
          <chart:series chart:style-name="ch6" chart:values-cell-range-address="'2014'.C30:'2014'.C30" chart:label-cell-address="'2014'.A30:'2014'.A30" chart:class="chart:scatter">
            <chart:domain table:cell-range-address="'2014'.B30:'2014'.B30"/>
            <chart:data-point chart:style-name="ch11"/>
          </chart:series>
          <chart:series chart:style-name="ch6" chart:values-cell-range-address="'2014'.C32:'2014'.C32" chart:label-cell-address="'2014'.A31:'2014'.A32" chart:class="chart:scatter">
            <chart:domain table:cell-range-address="'2014'.B32:'2014'.B32"/>
            <chart:data-point chart:style-name="ch11"/>
          </chart:series>
          <chart:series chart:style-name="ch6" chart:values-cell-range-address="'2014'.C33:'2014'.C33" chart:label-cell-address="'2014'.A33:'2014'.A33" chart:class="chart:scatter">
            <chart:domain table:cell-range-address="'2014'.B33:'2014'.B33"/>
            <chart:data-point/>
          </chart:series>
          <chart:series chart:style-name="ch6" chart:values-cell-range-address="'2014'.C34:'2014'.C34" chart:label-cell-address="'2014'.A34:'2014'.A34" chart:class="chart:scatter">
            <chart:domain table:cell-range-address="'2014'.B34:'2014'.B34"/>
            <chart:data-point/>
          </chart:series>
          <chart:series chart:style-name="ch6" chart:values-cell-range-address="'2014'.C35:'2014'.C35" chart:label-cell-address="'2014'.A35:'2014'.A35" chart:class="chart:scatter">
            <chart:domain table:cell-range-address="'2014'.B35:'2014'.B35"/>
            <chart:data-point/>
          </chart:series>
          <chart:series chart:style-name="ch6" chart:values-cell-range-address="'2014'.C36:'2014'.C36" chart:label-cell-address="'2014'.A36:'2014'.A36" chart:class="chart:scatter">
            <chart:domain table:cell-range-address="'2014'.B36:'2014'.B36"/>
            <chart:data-point chart:style-name="ch11"/>
          </chart:series>
          <chart:series chart:style-name="ch6" chart:values-cell-range-address="'2014'.C37:'2014'.C37" chart:label-cell-address="'2014'.A37:'2014'.A37" chart:class="chart:scatter">
            <chart:domain table:cell-range-address="'2014'.B37:'2014'.B37"/>
            <chart:data-point/>
          </chart:series>
          <chart:series chart:style-name="ch6" chart:values-cell-range-address="'2014'.C38:'2014'.C38" chart:label-cell-address="'2014'.A38:'2014'.A38" chart:class="chart:scatter">
            <chart:domain table:cell-range-address="'2014'.B38:'2014'.B38"/>
            <chart:data-point chart:style-name="ch7"/>
          </chart:series>
          <chart:series chart:style-name="ch6" chart:values-cell-range-address="'2014'.C39:'2014'.C39" chart:label-cell-address="'2014'.A39:'2014'.A39" chart:class="chart:scatter">
            <chart:domain table:cell-range-address="'2014'.B39:'2014'.B39"/>
            <chart:data-point chart:style-name="ch11"/>
          </chart:series>
          <chart:wall chart:style-name="ch12"/>
          <chart:floor chart:style-name="ch13"/>
        </chart:plot-area>
        <draw:custom-shape draw:name="Ellipse 1" draw:style-name="gr1" draw:text-style-name="P1" svg:width="6.78cm" svg:height="4.988cm" draw:transform="rotate (-0.783478301220254) translate (3.811cm -0.3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.1475">
                <text:p>31.1475</text:p>
                <draw:g>
                  <svg:desc>'2014'.B2:'2014'.B2</svg:desc>
                </draw:g>
              </table:table-cell>
            </table:table-row>
            <table:table-row>
              <table:table-cell office:value-type="string">
                <text:p>AUT</text:p>
                <draw:g>
                  <svg:desc>'2014'.A2:'2014'.A2</svg:desc>
                </draw:g>
              </table:table-cell>
              <table:table-cell office:value-type="float" office:value="44.728">
                <text:p>44.728</text:p>
                <draw:g>
                  <svg:desc>'2014'.C2:'2014'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.355">
                <text:p>11.355</text:p>
                <draw:g>
                  <svg:desc>'2014'.B3:'2014'.B3</svg:desc>
                </draw:g>
              </table:table-cell>
            </table:table-row>
            <table:table-row>
              <table:table-cell office:value-type="string">
                <text:p>BEL</text:p>
                <draw:g>
                  <svg:desc>'2014'.A3:'2014'.A3</svg:desc>
                </draw:g>
              </table:table-cell>
              <table:table-cell office:value-type="float" office:value="66.226">
                <text:p>66.226</text:p>
                <draw:g>
                  <svg:desc>'2014'.C3:'2014'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.9">
                <text:p>68.9</text:p>
                <draw:g>
                  <svg:desc>'2014'.B4:'2014'.B4</svg:desc>
                </draw:g>
              </table:table-cell>
            </table:table-row>
            <table:table-row>
              <table:table-cell office:value-type="string">
                <text:p>CAN</text:p>
                <draw:g>
                  <svg:desc>'2014'.A4:'2014'.A4</svg:desc>
                </draw:g>
              </table:table-cell>
              <table:table-cell office:value-type="float" office:value="1.5">
                <text:p>1.5</text:p>
                <draw:g>
                  <svg:desc>'2014'.C4:'2014'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3257">
                <text:p>2.3257</text:p>
                <draw:g>
                  <svg:desc>'2014'.B5:'2014'.B5</svg:desc>
                </draw:g>
              </table:table-cell>
            </table:table-row>
            <table:table-row>
              <table:table-cell office:value-type="string">
                <text:p>CHL</text:p>
                <draw:g>
                  <svg:desc>'2014'.A5:'2014'.A5</svg:desc>
                </draw:g>
              </table:table-cell>
              <table:table-cell office:value-type="float" office:value="58.2171">
                <text:p>58.2171</text:p>
                <draw:g>
                  <svg:desc>'2014'.C5:'2014'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.6246">
                <text:p>11.6246</text:p>
                <draw:g>
                  <svg:desc>'2014'.B6:'2014'.B6</svg:desc>
                </draw:g>
              </table:table-cell>
            </table:table-row>
            <table:table-row>
              <table:table-cell office:value-type="string">
                <text:p>CZE</text:p>
                <draw:g>
                  <svg:desc>'2014'.A6:'2014'.A6</svg:desc>
                </draw:g>
              </table:table-cell>
              <table:table-cell office:value-type="float" office:value="71.8838">
                <text:p>71.8838</text:p>
                <draw:g>
                  <svg:desc>'2014'.C6:'2014'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949">
                <text:p>9.949</text:p>
                <draw:g>
                  <svg:desc>'2014'.B8:'2014'.B8</svg:desc>
                </draw:g>
              </table:table-cell>
            </table:table-row>
            <table:table-row>
              <table:table-cell office:value-type="string">
                <text:p>EST</text:p>
                <draw:g>
                  <svg:desc>'2014'.A8:'2014'.A8</svg:desc>
                </draw:g>
              </table:table-cell>
              <table:table-cell office:value-type="float" office:value="65.6389">
                <text:p>65.6389</text:p>
                <draw:g>
                  <svg:desc>'2014'.C8:'2014'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.2304">
                <text:p>62.2304</text:p>
                <draw:g>
                  <svg:desc>'2014'.B9:'2014'.B9</svg:desc>
                </draw:g>
              </table:table-cell>
            </table:table-row>
            <table:table-row>
              <table:table-cell office:value-type="string">
                <text:p>FIN</text:p>
                <draw:g>
                  <svg:desc>'2014'.A9:'2014'.A9</svg:desc>
                </draw:g>
              </table:table-cell>
              <table:table-cell office:value-type="float" office:value="13.1642">
                <text:p>13.1642</text:p>
                <draw:g>
                  <svg:desc>'2014'.C9:'2014'.C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1132">
                <text:p>4.1132</text:p>
                <draw:g>
                  <svg:desc>'2014'.B10:'2014'.B10</svg:desc>
                </draw:g>
              </table:table-cell>
            </table:table-row>
            <table:table-row>
              <table:table-cell office:value-type="string">
                <text:p>F</text:p>
                <draw:g>
                  <svg:desc>'2014'.A10:'2014'.A10</svg:desc>
                </draw:g>
              </table:table-cell>
              <table:table-cell office:value-type="float" office:value="74.5373">
                <text:p>74.5373</text:p>
                <draw:g>
                  <svg:desc>'2014'.C10:'2014'.C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6402">
                <text:p>6.6402</text:p>
                <draw:g>
                  <svg:desc>'2014'.B11:'2014'.B11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'2014'.A11:'2014'.A11</svg:desc>
                </draw:g>
              </table:table-cell>
              <table:table-cell office:value-type="float" office:value="77.9908">
                <text:p>77.9908</text:p>
                <draw:g>
                  <svg:desc>'2014'.C11:'2014'.C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.3885">
                <text:p>28.3885</text:p>
                <draw:g>
                  <svg:desc>'2014'.B12:'2014'.B12</svg:desc>
                </draw:g>
              </table:table-cell>
            </table:table-row>
            <table:table-row>
              <table:table-cell office:value-type="string">
                <text:p>GRE</text:p>
                <draw:g>
                  <svg:desc>'2014'.A12:'2014'.A12</svg:desc>
                </draw:g>
              </table:table-cell>
              <table:table-cell office:value-type="float" office:value="31.2621">
                <text:p>31.2621</text:p>
                <draw:g>
                  <svg:desc>'2014'.C12:'2014'.C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4097">
                <text:p>9.4097</text:p>
                <draw:g>
                  <svg:desc>'2014'.B13:'2014'.B13</svg:desc>
                </draw:g>
              </table:table-cell>
            </table:table-row>
            <table:table-row>
              <table:table-cell office:value-type="string">
                <text:p>HUN</text:p>
                <draw:g>
                  <svg:desc>'2014'.A13:'2014'.A13</svg:desc>
                </draw:g>
              </table:table-cell>
              <table:table-cell office:value-type="float" office:value="57.6431">
                <text:p>57.6431</text:p>
                <draw:g>
                  <svg:desc>'2014'.C13:'2014'.C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.0701">
                <text:p>52.0701</text:p>
                <draw:g>
                  <svg:desc>'2014'.B14:'2014'.B14</svg:desc>
                </draw:g>
              </table:table-cell>
            </table:table-row>
            <table:table-row>
              <table:table-cell office:value-type="string">
                <text:p>ISL</text:p>
                <draw:g>
                  <svg:desc>'2014'.A14:'2014'.A14</svg:desc>
                </draw:g>
              </table:table-cell>
              <table:table-cell office:value-type="float" office:value="28.9701">
                <text:p>28.9701</text:p>
                <draw:g>
                  <svg:desc>'2014'.C14:'2014'.C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.0262">
                <text:p>69.0262</text:p>
                <draw:g>
                  <svg:desc>'2014'.B15:'2014'.B15</svg:desc>
                </draw:g>
              </table:table-cell>
            </table:table-row>
            <table:table-row>
              <table:table-cell office:value-type="string">
                <text:p>IRL</text:p>
                <draw:g>
                  <svg:desc>'2014'.A15:'2014'.A15</svg:desc>
                </draw:g>
              </table:table-cell>
              <table:table-cell office:value-type="float" office:value="0.2749">
                <text:p>0.2749</text:p>
                <draw:g>
                  <svg:desc>'2014'.C15:'2014'.C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.5">
                <text:p>16.5</text:p>
                <draw:g>
                  <svg:desc>'2014'.B16:'2014'.B16</svg:desc>
                </draw:g>
              </table:table-cell>
            </table:table-row>
            <table:table-row>
              <table:table-cell office:value-type="string">
                <text:p>ISR</text:p>
                <draw:g>
                  <svg:desc>'2014'.A16:'2014'.A16</svg:desc>
                </draw:g>
              </table:table-cell>
              <table:table-cell office:value-type="float" office:value="45.9">
                <text:p>45.9</text:p>
                <draw:g>
                  <svg:desc>'2014'.C16:'2014'.C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.5101">
                <text:p>75.5101</text:p>
                <draw:g>
                  <svg:desc>'2014'.B17:'2014'.B17</svg:desc>
                </draw:g>
              </table:table-cell>
            </table:table-row>
            <table:table-row>
              <table:table-cell office:value-type="string">
                <text:p>ITA</text:p>
                <draw:g>
                  <svg:desc>'2014'.A17:'2014'.A17</svg:desc>
                </draw:g>
              </table:table-cell>
              <table:table-cell office:value-type="float" office:value="0.3042">
                <text:p>0.3042</text:p>
                <draw:g>
                  <svg:desc>'2014'.C17:'2014'.C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'2014'.B18:'2014'.B18</svg:desc>
                </draw:g>
              </table:table-cell>
            </table:table-row>
            <table:table-row>
              <table:table-cell office:value-type="string">
                <text:p>JPN</text:p>
                <draw:g>
                  <svg:desc>'2014'.A18:'2014'.A18</svg:desc>
                </draw:g>
              </table:table-cell>
              <table:table-cell office:value-type="float" office:value="75.8">
                <text:p>75.8</text:p>
                <draw:g>
                  <svg:desc>'2014'.C18:'2014'.C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2482">
                <text:p>10.2482</text:p>
                <draw:g>
                  <svg:desc>'2014'.B19:'2014'.B19</svg:desc>
                </draw:g>
              </table:table-cell>
            </table:table-row>
            <table:table-row>
              <table:table-cell office:value-type="string">
                <text:p>KOR</text:p>
                <draw:g>
                  <svg:desc>'2014'.A19:'2014'.A19</svg:desc>
                </draw:g>
              </table:table-cell>
              <table:table-cell office:value-type="float" office:value="46.2516">
                <text:p>46.2516</text:p>
                <draw:g>
                  <svg:desc>'2014'.C19:'2014'.C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4779">
                <text:p>8.4779</text:p>
                <draw:g>
                  <svg:desc>'2014'.B21:'2014'.B21</svg:desc>
                </draw:g>
              </table:table-cell>
            </table:table-row>
            <table:table-row>
              <table:table-cell office:value-type="string">
                <text:p>LUX</text:p>
                <draw:g>
                  <svg:desc>'2014'.A21:'2014'.A21</svg:desc>
                </draw:g>
              </table:table-cell>
              <table:table-cell office:value-type="float" office:value="73.9163">
                <text:p>73.9163</text:p>
                <draw:g>
                  <svg:desc>'2014'.C21:'2014'.C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8586">
                <text:p>23.8586</text:p>
                <draw:g>
                  <svg:desc>'2014'.B22:'2014'.B22</svg:desc>
                </draw:g>
              </table:table-cell>
            </table:table-row>
            <table:table-row>
              <table:table-cell office:value-type="string">
                <text:p>MEX</text:p>
                <draw:g>
                  <svg:desc>'2014'.A22:'2014'.A22</svg:desc>
                </draw:g>
              </table:table-cell>
              <table:table-cell office:value-type="float" office:value="27.9696">
                <text:p>27.9696</text:p>
                <draw:g>
                  <svg:desc>'2014'.C22:'2014'.C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7931">
                <text:p>4.7931</text:p>
                <draw:g>
                  <svg:desc>'2014'.B23:'2014'.B23</svg:desc>
                </draw:g>
              </table:table-cell>
            </table:table-row>
            <table:table-row>
              <table:table-cell office:value-type="string">
                <text:p>NLD</text:p>
                <draw:g>
                  <svg:desc>'2014'.A23:'2014'.A23</svg:desc>
                </draw:g>
              </table:table-cell>
              <table:table-cell office:value-type="float" office:value="75.8304">
                <text:p>75.8304</text:p>
                <draw:g>
                  <svg:desc>'2014'.C23:'2014'.C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'2014'.B24:'2014'.B24</svg:desc>
                </draw:g>
              </table:table-cell>
            </table:table-row>
            <table:table-row>
              <table:table-cell office:value-type="string">
                <text:p>NZL</text:p>
                <draw:g>
                  <svg:desc>'2014'.A24:'2014'.A24</svg:desc>
                </draw:g>
              </table:table-cell>
              <table:table-cell office:value-type="float" office:value="7.8">
                <text:p>7.8</text:p>
                <draw:g>
                  <svg:desc>'2014'.C24:'2014'.C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.3">
                <text:p>74.3</text:p>
                <draw:g>
                  <svg:desc>'2014'.B25:'2014'.B25</svg:desc>
                </draw:g>
              </table:table-cell>
            </table:table-row>
            <table:table-row>
              <table:table-cell office:value-type="string">
                <text:p>NOR</text:p>
                <draw:g>
                  <svg:desc>'2014'.A25:'2014'.A25</svg:desc>
                </draw:g>
              </table:table-cell>
              <table:table-cell office:value-type="float" office:value="10.872">
                <text:p>10.872</text:p>
                <draw:g>
                  <svg:desc>'2014'.C25:'2014'.C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0586">
                <text:p>9.0586</text:p>
                <draw:g>
                  <svg:desc>'2014'.B26:'2014'.B26</svg:desc>
                </draw:g>
              </table:table-cell>
            </table:table-row>
            <table:table-row>
              <table:table-cell office:value-type="string">
                <text:p>POL</text:p>
                <draw:g>
                  <svg:desc>'2014'.A26:'2014'.A26</svg:desc>
                </draw:g>
              </table:table-cell>
              <table:table-cell office:value-type="float" office:value="62.4275">
                <text:p>62.4275</text:p>
                <draw:g>
                  <svg:desc>'2014'.C26:'2014'.C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.9466">
                <text:p>64.9466</text:p>
                <draw:g>
                  <svg:desc>'2014'.B27:'2014'.B27</svg:desc>
                </draw:g>
              </table:table-cell>
            </table:table-row>
            <table:table-row>
              <table:table-cell office:value-type="string">
                <text:p>PRT</text:p>
                <draw:g>
                  <svg:desc>'2014'.A27:'2014'.A27</svg:desc>
                </draw:g>
              </table:table-cell>
              <table:table-cell office:value-type="float" office:value="1.2896">
                <text:p>1.2896</text:p>
                <draw:g>
                  <svg:desc>'2014'.C27:'2014'.C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0004">
                <text:p>4.0004</text:p>
                <draw:g>
                  <svg:desc>'2014'.B28:'2014'.B28</svg:desc>
                </draw:g>
              </table:table-cell>
            </table:table-row>
            <table:table-row>
              <table:table-cell office:value-type="string">
                <text:p>SVK</text:p>
                <draw:g>
                  <svg:desc>'2014'.A28:'2014'.A28</svg:desc>
                </draw:g>
              </table:table-cell>
              <table:table-cell office:value-type="float" office:value="76.2269">
                <text:p>76.2269</text:p>
                <draw:g>
                  <svg:desc>'2014'.C28:'2014'.C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39">
                <text:p>3.39</text:p>
                <draw:g>
                  <svg:desc>'2014'.B29:'2014'.B29</svg:desc>
                </draw:g>
              </table:table-cell>
            </table:table-row>
            <table:table-row>
              <table:table-cell office:value-type="string">
                <text:p>SLO</text:p>
                <draw:g>
                  <svg:desc>'2014'.A29:'2014'.A29</svg:desc>
                </draw:g>
              </table:table-cell>
              <table:table-cell office:value-type="float" office:value="67.6253">
                <text:p>67.6253</text:p>
                <draw:g>
                  <svg:desc>'2014'.C29:'2014'.C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.0007">
                <text:p>65.0007</text:p>
                <draw:g>
                  <svg:desc>'2014'.B30:'2014'.B30</svg:desc>
                </draw:g>
              </table:table-cell>
            </table:table-row>
            <table:table-row>
              <table:table-cell office:value-type="string">
                <text:p>ESP</text:p>
                <draw:g>
                  <svg:desc>'2014'.A30:'2014'.A30</svg:desc>
                </draw:g>
              </table:table-cell>
              <table:table-cell office:value-type="float" office:value="4.7898">
                <text:p>4.7898</text:p>
                <draw:g>
                  <svg:desc>'2014'.C30:'2014'.C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.6388">
                <text:p>18.6388</text:p>
                <draw:g>
                  <svg:desc>'2014'.B32:'2014'.B32</svg:desc>
                </draw:g>
              </table:table-cell>
            </table:table-row>
            <table:table-row>
              <table:table-cell office:value-type="string">
                <text:p>CH</text:p>
                <text:list>
                  <text:list-item>
                    <text:p/>
                  </text:list-item>
                  <text:list-item>
                    <text:p>CH</text:p>
                  </text:list-item>
                </text:list>
                <draw:g>
                  <svg:desc>'2014'.A31:'2014'.A32</svg:desc>
                </draw:g>
              </table:table-cell>
              <table:table-cell office:value-type="float" office:value="46.5367">
                <text:p>46.5367</text:p>
                <draw:g>
                  <svg:desc>'2014'.C32:'2014'.C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.2836">
                <text:p>21.2836</text:p>
                <draw:g>
                  <svg:desc>'2014'.B33:'2014'.B33</svg:desc>
                </draw:g>
              </table:table-cell>
            </table:table-row>
            <table:table-row>
              <table:table-cell office:value-type="string">
                <text:p>TUR</text:p>
                <draw:g>
                  <svg:desc>'2014'.A33:'2014'.A33</svg:desc>
                </draw:g>
              </table:table-cell>
              <table:table-cell office:value-type="float" office:value="56.3215">
                <text:p>56.3215</text:p>
                <draw:g>
                  <svg:desc>'2014'.C33:'2014'.C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.48">
                <text:p>79.48</text:p>
                <draw:g>
                  <svg:desc>'2014'.B34:'2014'.B34</svg:desc>
                </draw:g>
              </table:table-cell>
            </table:table-row>
            <table:table-row>
              <table:table-cell office:value-type="string">
                <text:p>UK</text:p>
                <draw:g>
                  <svg:desc>'2014'.A34:'2014'.A34</svg:desc>
                </draw:g>
              </table:table-cell>
              <table:table-cell office:value-type="float" office:value="0.1">
                <text:p>0.1</text:p>
                <draw:g>
                  <svg:desc>'2014'.C34:'2014'.C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.145">
                <text:p>26.145</text:p>
                <draw:g>
                  <svg:desc>'2014'.B35:'2014'.B35</svg:desc>
                </draw:g>
              </table:table-cell>
            </table:table-row>
            <table:table-row>
              <table:table-cell office:value-type="string">
                <text:p>US</text:p>
                <draw:g>
                  <svg:desc>'2014'.A35:'2014'.A35</svg:desc>
                </draw:g>
              </table:table-cell>
              <table:table-cell office:value-type="float" office:value="23.1447">
                <text:p>23.1447</text:p>
                <draw:g>
                  <svg:desc>'2014'.C35:'2014'.C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3.3739">
                <text:p>83.3739</text:p>
                <draw:g>
                  <svg:desc>'2014'.B36:'2014'.B36</svg:desc>
                </draw:g>
              </table:table-cell>
            </table:table-row>
            <table:table-row>
              <table:table-cell office:value-type="string">
                <text:p>SWE</text:p>
                <draw:g>
                  <svg:desc>'2014'.A36:'2014'.A36</svg:desc>
                </draw:g>
              </table:table-cell>
              <table:table-cell office:value-type="float" office:value="0">
                <text:p>0</text:p>
                <draw:g>
                  <svg:desc>'2014'.C36:'2014'.C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.8606">
                <text:p>59.8606</text:p>
                <draw:g>
                  <svg:desc>'2014'.B37:'2014'.B37</svg:desc>
                </draw:g>
              </table:table-cell>
            </table:table-row>
            <table:table-row>
              <table:table-cell office:value-type="string">
                <text:p>LVA</text:p>
                <draw:g>
                  <svg:desc>'2014'.A37:'2014'.A37</svg:desc>
                </draw:g>
              </table:table-cell>
              <table:table-cell office:value-type="float" office:value="0">
                <text:p>0</text:p>
                <draw:g>
                  <svg:desc>'2014'.C37:'2014'.C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.1872">
                <text:p>84.1872</text:p>
                <draw:g>
                  <svg:desc>'2014'.B38:'2014'.B38</svg:desc>
                </draw:g>
              </table:table-cell>
            </table:table-row>
            <table:table-row>
              <table:table-cell office:value-type="string">
                <text:p>DK</text:p>
                <draw:g>
                  <svg:desc>'2014'.A38:'2014'.A38</svg:desc>
                </draw:g>
              </table:table-cell>
              <table:table-cell office:value-type="float" office:value="0">
                <text:p>0</text:p>
                <draw:g>
                  <svg:desc>'2014'.C38:'2014'.C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.6">
                <text:p>67.6</text:p>
                <draw:g>
                  <svg:desc>'2014'.B39:'2014'.B39</svg:desc>
                </draw:g>
              </table:table-cell>
            </table:table-row>
            <table:table-row>
              <table:table-cell office:value-type="string">
                <text:p>AUS</text:p>
                <draw:g>
                  <svg:desc>'2014'.A39:'2014'.A39</svg:desc>
                </draw:g>
              </table:table-cell>
              <table:table-cell office:value-type="float" office:value="0">
                <text:p>0</text:p>
                <draw:g>
                  <svg:desc>'2014'.C39:'2014'.C3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1" loext:min-decimal-places="1" number:min-integer-digits="1" number:grouping="true"/>
      <number:text> </number:text>
    </number:number-style>
    <number:number-style style:name="N125">
      <number:text>-</number:text>
      <number:number number:decimal-places="1" loext:min-decimal-places="1" number:min-integer-digits="1" number:grouping="true"/>
      <number:text> </number:text>
      <style:map style:condition="value()&gt;=0" style:apply-style-name="N12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25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1cm" svg:height="13.23cm" xlink:href=".." xlink:type="simple" chart:class="chart:scatter" chart:style-name="ch1">
        <chart:title svg:x="8.734cm" svg:y="0.399cm" chart:style-name="ch2">
          <text:p>Chart Title</text:p>
        </chart:title>
        <chart:plot-area chart:style-name="ch3" table:cell-range-address="'2015'.C6:'2015'.D40" svg:x="0.404cm" svg:y="1.542cm" svg:width="19.433cm" svg:height="11.424cm">
          <chartooo:coordinate-region svg:x="0.928cm" svg:y="1.728cm" svg:width="18.484cm" svg:height="10.7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2015'.D6:'2015'.D40" chart:class="chart:scatter">
            <chart:domain table:cell-range-address="'2015'.C6:'2015'.C40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358">
                <text:p>67.358</text:p>
                <draw:g>
                  <svg:desc>'2015'.C6:'2015'.C40</svg:desc>
                </draw:g>
              </table:table-cell>
              <table:table-cell office:value-type="float" office:value="NaN">
                <text:p>NaN</text:p>
                <draw:g>
                  <svg:desc>'2015'.D6:'2015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805">
                <text:p>30.805</text:p>
              </table:table-cell>
              <table:table-cell office:value-type="float" office:value="44.779">
                <text:p>44.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314">
                <text:p>18.314</text:p>
              </table:table-cell>
              <table:table-cell office:value-type="float" office:value="59.157">
                <text:p>59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723">
                <text:p>68.723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4">
                <text:p>2.204</text:p>
              </table:table-cell>
              <table:table-cell office:value-type="float" office:value="58.578">
                <text:p>58.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73">
                <text:p>12.173</text:p>
              </table:table-cell>
              <table:table-cell office:value-type="float" office:value="71.28">
                <text:p>7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143">
                <text:p>84.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96">
                <text:p>10.796</text:p>
              </table:table-cell>
              <table:table-cell office:value-type="float" office:value="64.874">
                <text:p>64.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112">
                <text:p>61.112</text:p>
              </table:table-cell>
              <table:table-cell office:value-type="float" office:value="13.335">
                <text:p>13.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9">
                <text:p>3.959</text:p>
              </table:table-cell>
              <table:table-cell office:value-type="float" office:value="74.965">
                <text:p>74.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09">
                <text:p>6.609</text:p>
              </table:table-cell>
              <table:table-cell office:value-type="float" office:value="77.861">
                <text:p>77.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271">
                <text:p>30.271</text:p>
              </table:table-cell>
              <table:table-cell office:value-type="float" office:value="28.815">
                <text:p>28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37">
                <text:p>11.137</text:p>
              </table:table-cell>
              <table:table-cell office:value-type="float" office:value="55.592">
                <text:p>55.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305">
                <text:p>52.305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685">
                <text:p>69.685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944">
                <text:p>16.94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563">
                <text:p>74.563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03">
                <text:p>8.70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53">
                <text:p>10.253</text:p>
              </table:table-cell>
              <table:table-cell office:value-type="float" office:value="46.144">
                <text:p>46.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93">
                <text:p>57.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67">
                <text:p>9.067</text:p>
              </table:table-cell>
              <table:table-cell office:value-type="float" office:value="72.921">
                <text:p>72.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813">
                <text:p>23.813</text:p>
              </table:table-cell>
              <table:table-cell office:value-type="float" office:value="28.356">
                <text:p>28.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18">
                <text:p>9.318</text:p>
              </table:table-cell>
              <table:table-cell office:value-type="float" office:value="71.393">
                <text:p>71.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983">
                <text:p>71.9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434">
                <text:p>74.434</text:p>
              </table:table-cell>
              <table:table-cell office:value-type="float" office:value="10.963">
                <text:p>10.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45">
                <text:p>9.245</text:p>
              </table:table-cell>
              <table:table-cell office:value-type="float" office:value="60.743">
                <text:p>60.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98">
                <text:p>64.98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35">
                <text:p>4.335</text:p>
              </table:table-cell>
              <table:table-cell office:value-type="float" office:value="75.381">
                <text:p>75.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73">
                <text:p>2.973</text:p>
              </table:table-cell>
              <table:table-cell office:value-type="float" office:value="68.713">
                <text:p>68.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.3">
                <text:p>66.3</text:p>
              </table:table-cell>
              <table:table-cell office:value-type="float" office:value="4.729">
                <text:p>4.7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664">
                <text:p>83.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292">
                <text:p>22.292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861">
                <text:p>21.861</text:p>
              </table:table-cell>
              <table:table-cell office:value-type="float" office:value="56.273">
                <text:p>56.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521">
                <text:p>79.5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551">
                <text:p>26.551</text:p>
              </table:table-cell>
              <table:table-cell office:value-type="float" office:value="22.802">
                <text:p>22.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